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Hindi1" svg:font-family="'Lohit Hindi'"/>
    <style:font-face style:name="Open Sans" svg:font-family="'Open Sans', 'Helvetica Neue', Helvetica, Arial, sans-serif"/>
    <style:font-face style:name="monospace" svg:font-family="monospace, serif"/>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in" fo:margin-bottom="0in" style:contextual-spacing="false" fo:line-height="150%"/>
      <style:text-properties fo:font-variant="normal" fo:text-transform="none" fo:color="#7b7c75" style:font-name="monospace" fo:letter-spacing="normal" fo:font-style="normal" fo:font-weight="normal" officeooo:rsid="000ac5e6" officeooo:paragraph-rsid="000ac5e6"/>
    </style:style>
    <style:style style:name="P2" style:family="paragraph" style:parent-style-name="Preformatted_20_Text">
      <style:paragraph-properties fo:margin-top="0in" fo:margin-bottom="0in" style:contextual-spacing="false" fo:line-height="150%" fo:background-color="#fefff0" fo:padding="0.0193in" fo:border="0.06pt dotted #cccccc">
        <style:background-image/>
      </style:paragraph-properties>
      <style:text-properties fo:font-variant="normal" fo:text-transform="none" fo:color="#7b7c75" style:font-name="monospace" fo:letter-spacing="normal" fo:font-style="normal" fo:font-weight="normal"/>
    </style:style>
    <style:style style:name="P3" style:family="paragraph" style:parent-style-name="Standard">
      <style:paragraph-properties fo:line-height="150%"/>
      <style:text-properties officeooo:rsid="000ac5e6" officeooo:paragraph-rsid="000cd984"/>
    </style:style>
    <style:style style:name="P4" style:family="paragraph" style:parent-style-name="Standard">
      <style:paragraph-properties fo:line-height="150%"/>
      <style:text-properties officeooo:rsid="00123c78" officeooo:paragraph-rsid="0021f435"/>
    </style:style>
    <style:style style:name="P5" style:family="paragraph" style:parent-style-name="Standard">
      <style:paragraph-properties fo:line-height="150%"/>
      <style:text-properties officeooo:rsid="00123c78" officeooo:paragraph-rsid="000ac5e6"/>
    </style:style>
    <style:style style:name="P6" style:family="paragraph" style:parent-style-name="Standard">
      <style:paragraph-properties fo:line-height="150%"/>
      <style:text-properties fo:font-weight="bold" officeooo:rsid="000ac5e6" officeooo:paragraph-rsid="000ac5e6" style:font-weight-asian="bold" style:font-weight-complex="bold"/>
    </style:style>
    <style:style style:name="P7" style:family="paragraph" style:parent-style-name="Standard">
      <style:paragraph-properties fo:margin-top="0in" fo:margin-bottom="0in" style:contextual-spacing="false" fo:line-height="150%"/>
      <style:text-properties officeooo:rsid="000ac5e6" officeooo:paragraph-rsid="000ac5e6"/>
    </style:style>
    <style:style style:name="P8" style:family="paragraph" style:parent-style-name="Standard">
      <style:paragraph-properties fo:margin-top="0in" fo:margin-bottom="0in" style:contextual-spacing="false" fo:line-height="150%"/>
    </style:style>
    <style:style style:name="P9" style:family="paragraph" style:parent-style-name="Standard">
      <style:paragraph-properties fo:margin-top="0in" fo:margin-bottom="0in" style:contextual-spacing="false" fo:line-height="150%"/>
      <style:text-properties officeooo:paragraph-rsid="000ac5e6"/>
    </style:style>
    <style:style style:name="P10" style:family="paragraph" style:parent-style-name="Standard">
      <style:paragraph-properties fo:margin-top="0in" fo:margin-bottom="0in" style:contextual-spacing="false" fo:line-height="150%"/>
      <style:text-properties officeooo:rsid="00116eb2" officeooo:paragraph-rsid="00116eb2"/>
    </style:style>
    <style:style style:name="P11" style:family="paragraph" style:parent-style-name="Standard">
      <style:paragraph-properties fo:margin-top="0in" fo:margin-bottom="0in" style:contextual-spacing="false" fo:line-height="150%"/>
      <style:text-properties officeooo:rsid="00123c78" officeooo:paragraph-rsid="0024793c"/>
    </style:style>
    <style:style style:name="T1" style:family="text">
      <style:text-properties officeooo:rsid="000ac5e6"/>
    </style:style>
    <style:style style:name="T2" style:family="text">
      <style:text-properties fo:font-variant="normal" fo:text-transform="none" fo:color="#111111" style:text-line-through-style="none" style:font-name="Open Sans" fo:font-size="19.5pt" fo:letter-spacing="normal" fo:font-style="normal" style:text-underline-style="none" fo:font-weight="normal" style:text-blinking="false"/>
    </style:style>
    <style:style style:name="T3" style:family="text">
      <style:text-properties officeooo:rsid="000b8b8b"/>
    </style:style>
    <style:style style:name="T4" style:family="text">
      <style:text-properties fo:font-weight="bold" style:font-weight-asian="bold" style:font-weight-complex="bold"/>
    </style:style>
    <style:style style:name="T5" style:family="text">
      <style:text-properties officeooo:rsid="00116eb2"/>
    </style:style>
    <style:style style:name="T6" style:family="text">
      <style:text-properties officeooo:rsid="00123c78"/>
    </style:style>
    <style:style style:name="T7" style:family="text">
      <style:text-properties officeooo:rsid="00133793"/>
    </style:style>
    <style:style style:name="T8" style:family="text">
      <style:text-properties officeooo:rsid="001c082d"/>
    </style:style>
    <style:style style:name="T9" style:family="text">
      <style:text-properties officeooo:rsid="0022e9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haelyn Watson</text:p>
      <text:p text:style-name="P7">sjw962</text:p>
      <text:p text:style-name="P8"/>
      <text:p text:style-name="P9"><text:span text:style-name="T1">(a) Title: </text:span><text:a xlink:type="simple" xlink:href="https://www.kaggle.com/c/crowdflower-weather-twitter"><text:span text:style-name="T2">Partly Sunny with a Chance of Hashtags</text:span></text:a></text:p>
      <text:p text:style-name="P7"/>
      <text:p text:style-name="P7"><text:span text:style-name="T4">Description:</text:span> Given a set of tweets related to the weather, <text:span text:style-name="T8">machine learning will be implemented to </text:span>determine the sentiment (positive, neutral, negative), <text:span text:style-name="T3">the time (past, present, or future), and type of weather referenced by the tweet. This is a classification problem that seeks to understand even obscure tweets about the weather. The set of kinds that will be used to classify the type of weather consist of:</text:span></text:p>
      <text:p text:style-name="P7"/>
      <text:p text:style-name="P1">k1,"clouds"</text:p>
      <text:p text:style-name="P2">k2,"cold"</text:p>
      <text:p text:style-name="P2">k3,"dry"</text:p>
      <text:p text:style-name="P2">k4,"hot"</text:p>
      <text:p text:style-name="P2">k5,"humid"</text:p>
      <text:p text:style-name="P2">k6,"hurricane"</text:p>
      <text:p text:style-name="P2">k7,"I can't tell"</text:p>
      <text:p text:style-name="P2">k8,"ice"</text:p>
      <text:p text:style-name="P2">k9,"other"</text:p>
      <text:p text:style-name="P2">k10,"rain"</text:p>
      <text:p text:style-name="P2">k11,"snow"</text:p>
      <text:p text:style-name="P2">k12,"storms"</text:p>
      <text:p text:style-name="P2">k13,"sun"</text:p>
      <text:p text:style-name="P2">k14,"tornado"</text:p>
      <text:p text:style-name="P2">k15,"wind"</text:p>
      <text:p text:style-name="P7"/>
      <text:p text:style-name="P11">The training data provided by the <text:span text:style-name="T9">K</text:span>aggle contest includes ratings in these categories, but does not give access to the individual ratings or the raters' <text:s/>trust. This “unknown trust” issue is therefore a source of noise in the problem. It is known that the raters can choose only one label from the “sentiment” and “when” categories, but multiple choices for the “kind”. Thus, the confidences for the “sentiment” and “when” categories sum to one. Alternatively, the sum of the “kind” category will not always sum to one.</text:p>
      <text:p text:style-name="P11"/>
      <text:p text:style-name="P7"/>
      <text:p text:style-name="P7"><text:soft-page-break/>(b) <text:span text:style-name="T4">What I propose to achieve: </text:span></text:p>
      <text:p text:style-name="P7"/>
      <text:p text:style-name="P10">Supervised machine learning will be implemented to correctly predict the sentiment, when, <text:span text:style-name="T6">and kind of weather of a given tweet. Using the training data provided by the contest, predictor models will be built based on different classification methods. Ultimately, one model will be selected for the best performance with the test data.</text:span></text:p>
      <text:p text:style-name="P3"/>
      <text:p text:style-name="P3"/>
      <text:p text:style-name="P6">(c) How I propose to do so:</text:p>
      <text:p text:style-name="P5"/>
      <text:p text:style-name="P4"><text:span text:style-name="T5">Four</text:span> different classification methods will be evaluated for perform<text:span text:style-name="T7">ance with the tweet data. Two different tree classification models will be implemented. These tree models will be built by determining splits on the data with the Gini index or measures of entropy. In addition, tweets will be classified using the Naive Bayes Classifier and k-Nearest Neighbors for supervised learning. The classification results of these four classifiers (Gini tree, Entropy tree, Bayes, and k-Nearest Neighbors) will then be compared and asses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Helvetica, sans-serif"/>
    <style:font-face style:name="Lohit Hindi1" svg:font-family="'Lohit Hindi'"/>
    <style:font-face style:name="Open Sans" svg:font-family="'Open Sans', 'Helvetica Neue', Helvetica, Arial, sans-serif"/>
    <style:font-face style:name="monospace" svg:font-family="monospace, serif"/>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elyn </meta:initial-creator>
    <meta:creation-date>2014-04-01T15:28:55.113332787</meta:creation-date>
    <dc:date>2014-04-02T14:02:14.006019297</dc:date>
    <dc:creator>Shaelyn </dc:creator>
    <meta:editing-duration>PT22H17M57S</meta:editing-duration>
    <meta:editing-cycles>21</meta:editing-cycles>
    <meta:generator>LibreOffice/4.1.3.2$Linux_x86 LibreOffice_project/410m0$Build-2</meta:generator>
    <meta:document-statistic meta:table-count="0" meta:image-count="0" meta:object-count="0" meta:page-count="2" meta:paragraph-count="24" meta:word-count="327" meta:character-count="2082" meta:non-whitespace-character-count="1777"/>
  </office:meta>
</office:document-meta>
</file>